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5983b0"/>
    </style:style>
    <style:style style:name="ce6" style:family="table-cell" style:parent-style-name="Default">
      <style:table-cell-properties fo:background-color="#6b5e9b"/>
    </style:style>
    <style:style style:name="ce7" style:family="table-cell" style:parent-style-name="Default">
      <style:table-cell-properties fo:background-color="#e8a202"/>
    </style:style>
    <style:style style:name="ce8" style:family="table-cell" style:parent-style-name="Default">
      <style:table-cell-properties fo:background-color="#ea7500"/>
    </style:style>
    <style:style style:name="ce9" style:family="table-cell" style:parent-style-name="Default">
      <style:table-cell-properties fo:background-color="#ffd428"/>
    </style:style>
    <style:style style:name="ce10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0" table:default-cell-style-name="Default"/>
        <table:table-column table:style-name="co1" table:default-cell-style-name="ce1"/>
        <table:table-column table:style-name="co1" table:number-columns-repeated="972" table:default-cell-style-name="Default"/>
        <table:table-row table:style-name="ro1">
          <table:table-cell/>
          <table:table-cell table:style-name="ce1" table:number-columns-repeated="50"/>
          <table:table-cell table:number-columns-repeated="973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/>
          <table:table-cell table:style-name="ce1" table:number-columns-repeated="50"/>
          <table:table-cell table:number-columns-repeated="973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6" table:default-cell-style-name="Default"/>
        <table:table-column table:style-name="co1" table:number-columns-repeated="15" table:default-cell-style-name="ce1"/>
        <table:table-column table:style-name="co1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972" table:default-cell-style-name="Default"/>
        <table:table-row table:style-name="ro1">
          <table:table-cell/>
          <table:table-cell table:style-name="ce1" table:number-columns-repeated="26"/>
          <table:table-cell table:number-columns-repeated="15"/>
          <table:table-cell table:style-name="ce1" table:number-columns-repeated="4"/>
          <table:table-cell table:number-columns-repeated="978"/>
        </table:table-row>
        <table:table-row table:style-name="ro1" table:number-rows-repeated="18">
          <table:table-cell/>
          <table:table-cell table:style-name="ce1" table:number-columns-repeated="7"/>
          <table:table-cell table:number-columns-repeated="34"/>
          <table:table-cell table:style-name="ce1" table:number-columns-repeated="4"/>
          <table:table-cell table:number-columns-repeated="978"/>
        </table:table-row>
        <table:table-row table:style-name="ro1">
          <table:table-cell table:number-columns-repeated="42"/>
          <table:table-cell table:style-name="ce1" table:number-columns-repeated="4"/>
          <table:table-cell table:number-columns-repeated="978"/>
        </table:table-row>
        <table:table-row table:style-name="ro1" table:number-rows-repeated="6">
          <table:table-cell table:number-columns-repeated="27"/>
          <table:table-cell table:style-name="Default" table:number-columns-repeated="15"/>
          <table:table-cell table:number-columns-repeated="4"/>
          <table:table-cell table:style-name="Default" table:number-columns-repeated="5"/>
          <table:table-cell table:number-columns-repeated="973"/>
        </table:table-row>
        <table:table-row table:style-name="ro1" table:number-rows-repeated="4">
          <table:table-cell table:number-columns-repeated="8"/>
          <table:table-cell table:style-name="ce1" table:number-columns-repeated="19"/>
          <table:table-cell table:number-columns-repeated="19"/>
          <table:table-cell table:style-name="Default" table:number-columns-repeated="5"/>
          <table:table-cell table:number-columns-repeated="973"/>
        </table:table-row>
        <table:table-row table:style-name="ro1" table:number-rows-repeated="14">
          <table:table-cell table:number-columns-repeated="8"/>
          <table:table-cell table:style-name="ce1" table:number-columns-repeated="19"/>
          <table:table-cell table:number-columns-repeated="997"/>
        </table:table-row>
        <table:table-row table:style-name="ro1">
          <table:table-cell/>
          <table:table-cell table:style-name="ce1" table:number-columns-repeated="26"/>
          <table:table-cell table:number-columns-repeated="15"/>
          <table:table-cell table:style-name="ce1" table:number-columns-repeated="4"/>
          <table:table-cell table:number-columns-repeated="978"/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17" table:default-cell-style-name="ce2"/>
        <table:table-column table:style-name="co1" table:number-columns-repeated="9" table:default-cell-style-name="Default"/>
        <table:table-column table:style-name="co1" table:number-columns-repeated="15" table:default-cell-style-name="ce1"/>
        <table:table-column table:style-name="co1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972" table:default-cell-style-name="Default"/>
        <table:table-row table:style-name="ro1">
          <table:table-cell/>
          <table:table-cell table:style-name="ce1" table:number-columns-repeated="26"/>
          <table:table-cell table:number-columns-repeated="15"/>
          <table:table-cell table:style-name="ce1" table:number-columns-repeated="4"/>
          <table:table-cell table:number-columns-repeated="978"/>
        </table:table-row>
        <table:table-row table:style-name="ro1" table:number-rows-repeated="18">
          <table:table-cell/>
          <table:table-cell table:style-name="ce1" table:number-columns-repeated="7"/>
          <table:table-cell table:number-columns-repeated="34"/>
          <table:table-cell table:style-name="ce1" table:number-columns-repeated="4"/>
          <table:table-cell table:number-columns-repeated="978"/>
        </table:table-row>
        <table:table-row table:style-name="ro1">
          <table:table-cell table:number-columns-repeated="42"/>
          <table:table-cell table:style-name="ce1" table:number-columns-repeated="4"/>
          <table:table-cell table:number-columns-repeated="978"/>
        </table:table-row>
        <table:table-row table:style-name="ro1" table:number-rows-repeated="6">
          <table:table-cell table:number-columns-repeated="27"/>
          <table:table-cell table:style-name="Default" table:number-columns-repeated="15"/>
          <table:table-cell table:number-columns-repeated="4"/>
          <table:table-cell table:style-name="Default" table:number-columns-repeated="5"/>
          <table:table-cell table:number-columns-repeated="973"/>
        </table:table-row>
        <table:table-row table:style-name="ro1" table:number-rows-repeated="4">
          <table:table-cell table:number-columns-repeated="8"/>
          <table:table-cell table:style-name="ce1" table:number-columns-repeated="19"/>
          <table:table-cell table:number-columns-repeated="19"/>
          <table:table-cell table:style-name="Default" table:number-columns-repeated="5"/>
          <table:table-cell table:number-columns-repeated="973"/>
        </table:table-row>
        <table:table-row table:style-name="ro1" table:number-rows-repeated="14">
          <table:table-cell table:number-columns-repeated="8"/>
          <table:table-cell table:style-name="ce1" table:number-columns-repeated="19"/>
          <table:table-cell table:number-columns-repeated="997"/>
        </table:table-row>
        <table:table-row table:style-name="ro1">
          <table:table-cell/>
          <table:table-cell table:style-name="ce1" table:number-columns-repeated="26"/>
          <table:table-cell table:number-columns-repeated="15"/>
          <table:table-cell table:style-name="ce1" table:number-columns-repeated="4"/>
          <table:table-cell table:number-columns-repeated="978"/>
        </table:table-row>
      </table:table>
      <table:table table:name="Sheet5" table:style-name="ta1">
        <table:table-column table:style-name="co1" table:number-columns-repeated="18" table:default-cell-style-name="ce1"/>
        <table:table-column table:style-name="co1" table:number-columns-repeated="9" table:default-cell-style-name="Default"/>
        <table:table-column table:style-name="co1" table:number-columns-repeated="15" table:default-cell-style-name="ce1"/>
        <table:table-column table:style-name="co1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972" table:default-cell-style-name="Default"/>
        <table:table-row table:style-name="ro1">
          <table:table-cell table:number-columns-repeated="18"/>
          <table:table-cell table:style-name="ce1" table:number-columns-repeated="9"/>
          <table:table-cell table:number-columns-repeated="15"/>
          <table:table-cell table:style-name="ce1" table:number-columns-repeated="4"/>
          <table:table-cell table:number-columns-repeated="978"/>
        </table:table-row>
        <table:table-row table:style-name="ro1" table:number-rows-repeated="9">
          <table:table-cell table:number-columns-repeated="8"/>
          <table:table-cell table:style-name="ce3" table:number-columns-repeated="5"/>
          <table:table-cell table:style-name="ce2" table:number-columns-repeated="5"/>
          <table:table-cell table:number-columns-repeated="24"/>
          <table:table-cell table:style-name="ce1" table:number-columns-repeated="4"/>
          <table:table-cell table:number-columns-repeated="978"/>
        </table:table-row>
        <table:table-row table:style-name="ro1" table:number-rows-repeated="9">
          <table:table-cell table:number-columns-repeated="8"/>
          <table:table-cell table:style-name="ce2" table:number-columns-repeated="5"/>
          <table:table-cell table:style-name="ce3" table:number-columns-repeated="5"/>
          <table:table-cell table:number-columns-repeated="24"/>
          <table:table-cell table:style-name="ce1" table:number-columns-repeated="4"/>
          <table:table-cell table:number-columns-repeated="978"/>
        </table:table-row>
        <table:table-row table:style-name="ro1">
          <table:table-cell/>
          <table:table-cell table:style-name="ce3" table:number-columns-repeated="12"/>
          <table:table-cell table:style-name="ce2" table:number-columns-repeated="5"/>
          <table:table-cell table:number-columns-repeated="24"/>
          <table:table-cell table:style-name="ce1" table:number-columns-repeated="4"/>
          <table:table-cell table:number-columns-repeated="978"/>
        </table:table-row>
        <table:table-row table:style-name="ro1" table:number-rows-repeated="6">
          <table:table-cell/>
          <table:table-cell table:style-name="ce3" table:number-columns-repeated="12"/>
          <table:table-cell table:style-name="ce2" table:number-columns-repeated="5"/>
          <table:table-cell table:number-columns-repeated="9"/>
          <table:table-cell table:style-name="Default" table:number-columns-repeated="15"/>
          <table:table-cell table:number-columns-repeated="4"/>
          <table:table-cell table:style-name="Default" table:number-columns-repeated="5"/>
          <table:table-cell table:number-columns-repeated="973"/>
        </table:table-row>
        <table:table-row table:style-name="ro1" table:number-rows-repeated="4">
          <table:table-cell/>
          <table:table-cell table:style-name="ce2" table:number-columns-repeated="7"/>
          <table:table-cell table:number-columns-repeated="10"/>
          <table:table-cell table:style-name="ce1" table:number-columns-repeated="9"/>
          <table:table-cell table:number-columns-repeated="19"/>
          <table:table-cell table:style-name="Default" table:number-columns-repeated="5"/>
          <table:table-cell table:number-columns-repeated="973"/>
        </table:table-row>
        <table:table-row table:style-name="ro1" table:number-rows-repeated="4">
          <table:table-cell/>
          <table:table-cell table:style-name="ce2" table:number-columns-repeated="7"/>
          <table:table-cell table:number-columns-repeated="10"/>
          <table:table-cell table:style-name="ce1" table:number-columns-repeated="9"/>
          <table:table-cell table:number-columns-repeated="997"/>
        </table:table-row>
        <table:table-row table:style-name="ro1" table:number-rows-repeated="10">
          <table:table-cell/>
          <table:table-cell table:style-name="ce3" table:number-columns-repeated="7"/>
          <table:table-cell table:number-columns-repeated="10"/>
          <table:table-cell table:style-name="ce1" table:number-columns-repeated="9"/>
          <table:table-cell table:number-columns-repeated="997"/>
        </table:table-row>
        <table:table-row table:style-name="ro1">
          <table:table-cell table:number-columns-repeated="18"/>
          <table:table-cell table:style-name="ce1" table:number-columns-repeated="9"/>
          <table:table-cell table:number-columns-repeated="15"/>
          <table:table-cell table:style-name="ce1" table:number-columns-repeated="4"/>
          <table:table-cell table:number-columns-repeated="978"/>
        </table:table-row>
      </table:table>
      <table:table table:name="Sheet4" table:style-name="ta1">
        <table:table-column table:style-name="co1" table:default-cell-style-name="ce1"/>
        <table:table-column table:style-name="co1" table:number-columns-repeated="17" table:default-cell-style-name="ce4"/>
        <table:table-column table:style-name="co1" table:number-columns-repeated="9" table:default-cell-style-name="ce5"/>
        <table:table-column table:style-name="co1" table:number-columns-repeated="15" table:default-cell-style-name="ce1"/>
        <table:table-column table:style-name="co1" table:number-columns-repeated="4" table:default-cell-style-name="ce5"/>
        <table:table-column table:style-name="co1" table:number-columns-repeated="6" table:default-cell-style-name="ce1"/>
        <table:table-column table:style-name="co1" table:number-columns-repeated="972" table:default-cell-style-name="Default"/>
        <table:table-row table:style-name="ro1">
          <table:table-cell/>
          <table:table-cell table:style-name="ce1" table:number-columns-repeated="26"/>
          <table:table-cell table:number-columns-repeated="15"/>
          <table:table-cell table:style-name="ce1" table:number-columns-repeated="4"/>
          <table:table-cell table:number-columns-repeated="978"/>
        </table:table-row>
        <table:table-row table:style-name="ro1" table:number-rows-repeated="18">
          <table:table-cell/>
          <table:table-cell table:style-name="ce1" table:number-columns-repeated="7"/>
          <table:table-cell table:number-columns-repeated="34"/>
          <table:table-cell table:style-name="ce1" table:number-columns-repeated="4"/>
          <table:table-cell table:number-columns-repeated="978"/>
        </table:table-row>
        <table:table-row table:style-name="ro1">
          <table:table-cell table:number-columns-repeated="42"/>
          <table:table-cell table:style-name="ce1" table:number-columns-repeated="4"/>
          <table:table-cell table:number-columns-repeated="978"/>
        </table:table-row>
        <table:table-row table:style-name="ro1" table:number-rows-repeated="6">
          <table:table-cell table:number-columns-repeated="27"/>
          <table:table-cell table:style-name="ce5" table:number-columns-repeated="15"/>
          <table:table-cell table:number-columns-repeated="4"/>
          <table:table-cell table:style-name="ce5" table:number-columns-repeated="5"/>
          <table:table-cell table:number-columns-repeated="973"/>
        </table:table-row>
        <table:table-row table:style-name="ro1" table:number-rows-repeated="4">
          <table:table-cell table:number-columns-repeated="8"/>
          <table:table-cell table:style-name="ce1" table:number-columns-repeated="19"/>
          <table:table-cell table:number-columns-repeated="19"/>
          <table:table-cell table:style-name="ce5" table:number-columns-repeated="5"/>
          <table:table-cell table:number-columns-repeated="973"/>
        </table:table-row>
        <table:table-row table:style-name="ro1" table:number-rows-repeated="14">
          <table:table-cell table:number-columns-repeated="8"/>
          <table:table-cell table:style-name="ce1" table:number-columns-repeated="19"/>
          <table:table-cell table:number-columns-repeated="997"/>
        </table:table-row>
        <table:table-row table:style-name="ro1">
          <table:table-cell/>
          <table:table-cell table:style-name="ce1" table:number-columns-repeated="26"/>
          <table:table-cell table:number-columns-repeated="15"/>
          <table:table-cell table:style-name="ce1" table:number-columns-repeated="4"/>
          <table:table-cell table:number-columns-repeated="978"/>
        </table:table-row>
      </table:table>
      <table:table table:name="Sheet6" table:style-name="ta1">
        <table:table-column table:style-name="co1" table:default-cell-style-name="ce1"/>
        <table:table-column table:style-name="co1" table:number-columns-repeated="17" table:default-cell-style-name="ce4"/>
        <table:table-column table:style-name="co1" table:number-columns-repeated="34" table:default-cell-style-name="ce1"/>
        <table:table-column table:style-name="co1" table:number-columns-repeated="972" table:default-cell-style-name="Default"/>
        <table:table-row table:style-name="ro1">
          <table:table-cell/>
          <table:table-cell table:style-name="ce1" table:number-columns-repeated="17"/>
          <table:table-cell table:number-columns-repeated="1006"/>
        </table:table-row>
        <table:table-row table:style-name="ro1" table:number-rows-repeated="18">
          <table:table-cell/>
          <table:table-cell table:style-name="ce1" table:number-columns-repeated="7"/>
          <table:table-cell table:number-columns-repeated="10"/>
          <table:table-cell table:style-name="ce6" table:number-columns-repeated="5"/>
          <table:table-cell table:style-name="ce5" table:number-columns-repeated="4"/>
          <table:table-cell table:number-columns-repeated="997"/>
        </table:table-row>
        <table:table-row table:style-name="ro1">
          <table:table-cell table:number-columns-repeated="18"/>
          <table:table-cell table:style-name="ce6" table:number-columns-repeated="5"/>
          <table:table-cell table:style-name="ce5" table:number-columns-repeated="4"/>
          <table:table-cell table:number-columns-repeated="997"/>
        </table:table-row>
        <table:table-row table:style-name="ro1" table:number-rows-repeated="6">
          <table:table-cell table:number-columns-repeated="18"/>
          <table:table-cell table:style-name="ce5" table:number-columns-repeated="5"/>
          <table:table-cell table:style-name="ce6" table:number-columns-repeated="14"/>
          <table:table-cell table:style-name="ce5" table:number-columns-repeated="5"/>
          <table:table-cell table:style-name="ce6" table:number-columns-repeated="9"/>
          <table:table-cell table:number-columns-repeated="973"/>
        </table:table-row>
        <table:table-row table:style-name="ro1" table:number-rows-repeated="4">
          <table:table-cell table:number-columns-repeated="8"/>
          <table:table-cell table:style-name="ce1" table:number-columns-repeated="10"/>
          <table:table-cell table:number-columns-repeated="24"/>
          <table:table-cell table:style-name="ce6" table:number-columns-repeated="9"/>
          <table:table-cell table:number-columns-repeated="973"/>
        </table:table-row>
        <table:table-row table:style-name="ro1" table:number-rows-repeated="14">
          <table:table-cell table:number-columns-repeated="8"/>
          <table:table-cell table:style-name="ce1" table:number-columns-repeated="10"/>
          <table:table-cell table:number-columns-repeated="24"/>
          <table:table-cell table:style-name="ce5" table:number-columns-repeated="4"/>
          <table:table-cell table:number-columns-repeated="978"/>
        </table:table-row>
        <table:table-row table:style-name="ro1">
          <table:table-cell/>
          <table:table-cell table:style-name="ce1" table:number-columns-repeated="17"/>
          <table:table-cell table:number-columns-repeated="1006"/>
        </table:table-row>
      </table:table>
      <table:table table:name="Sheet7" table:style-name="ta1">
        <table:table-column table:style-name="co1" table:number-columns-repeated="52" table:default-cell-style-name="ce1"/>
        <table:table-column table:style-name="co1" table:number-columns-repeated="972" table:default-cell-style-name="Default"/>
        <table:table-row table:style-name="ro1">
          <table:table-cell table:number-columns-repeated="1024"/>
        </table:table-row>
        <table:table-row table:style-name="ro1" table:number-rows-repeated="9">
          <table:table-cell table:number-columns-repeated="8"/>
          <table:table-cell table:style-name="ce3" table:number-columns-repeated="5"/>
          <table:table-cell table:style-name="ce2" table:number-columns-repeated="5"/>
          <table:table-cell table:style-name="ce6" table:number-columns-repeated="5"/>
          <table:table-cell table:style-name="ce5" table:number-columns-repeated="4"/>
          <table:table-cell table:number-columns-repeated="997"/>
        </table:table-row>
        <table:table-row table:style-name="ro1" table:number-rows-repeated="9">
          <table:table-cell table:number-columns-repeated="8"/>
          <table:table-cell table:style-name="ce2" table:number-columns-repeated="5"/>
          <table:table-cell table:style-name="ce3" table:number-columns-repeated="5"/>
          <table:table-cell table:style-name="ce6" table:number-columns-repeated="5"/>
          <table:table-cell table:style-name="ce5" table:number-columns-repeated="4"/>
          <table:table-cell table:number-columns-repeated="997"/>
        </table:table-row>
        <table:table-row table:style-name="ro1">
          <table:table-cell/>
          <table:table-cell table:style-name="ce3" table:number-columns-repeated="12"/>
          <table:table-cell table:style-name="ce2" table:number-columns-repeated="5"/>
          <table:table-cell table:style-name="ce6" table:number-columns-repeated="5"/>
          <table:table-cell table:style-name="ce5" table:number-columns-repeated="4"/>
          <table:table-cell table:number-columns-repeated="997"/>
        </table:table-row>
        <table:table-row table:style-name="ro1" table:number-rows-repeated="6">
          <table:table-cell/>
          <table:table-cell table:style-name="ce3" table:number-columns-repeated="12"/>
          <table:table-cell table:style-name="ce2" table:number-columns-repeated="5"/>
          <table:table-cell table:style-name="ce5" table:number-columns-repeated="5"/>
          <table:table-cell table:style-name="ce6" table:number-columns-repeated="14"/>
          <table:table-cell table:style-name="ce5" table:number-columns-repeated="5"/>
          <table:table-cell table:style-name="ce6" table:number-columns-repeated="9"/>
          <table:table-cell table:number-columns-repeated="973"/>
        </table:table-row>
        <table:table-row table:style-name="ro1" table:number-rows-repeated="4">
          <table:table-cell/>
          <table:table-cell table:style-name="ce2" table:number-columns-repeated="7"/>
          <table:table-cell table:number-columns-repeated="34"/>
          <table:table-cell table:style-name="ce6" table:number-columns-repeated="9"/>
          <table:table-cell table:number-columns-repeated="973"/>
        </table:table-row>
        <table:table-row table:style-name="ro1" table:number-rows-repeated="4">
          <table:table-cell/>
          <table:table-cell table:style-name="ce2" table:number-columns-repeated="7"/>
          <table:table-cell table:number-columns-repeated="34"/>
          <table:table-cell table:style-name="ce5" table:number-columns-repeated="4"/>
          <table:table-cell table:number-columns-repeated="978"/>
        </table:table-row>
        <table:table-row table:style-name="ro1" table:number-rows-repeated="10">
          <table:table-cell/>
          <table:table-cell table:style-name="ce3" table:number-columns-repeated="7"/>
          <table:table-cell table:number-columns-repeated="34"/>
          <table:table-cell table:style-name="ce5" table:number-columns-repeated="4"/>
          <table:table-cell table:number-columns-repeated="978"/>
        </table:table-row>
        <table:table-row table:style-name="ro1">
          <table:table-cell table:number-columns-repeated="1024"/>
        </table:table-row>
      </table:table>
      <table:table table:name="Sheet8" table:style-name="ta1">
        <table:table-column table:style-name="co1" table:default-cell-style-name="ce1"/>
        <table:table-column table:style-name="co1" table:number-columns-repeated="6" table:default-cell-style-name="ce4"/>
        <table:table-column table:style-name="co1" table:number-columns-repeated="35" table:default-cell-style-name="ce1"/>
        <table:table-column table:style-name="co1" table:number-columns-repeated="9" table:default-cell-style-name="ce4"/>
        <table:table-column table:style-name="co1" table:default-cell-style-name="ce1"/>
        <table:table-column table:style-name="co1" table:number-columns-repeated="972" table:default-cell-style-name="Default"/>
        <table:table-row table:style-name="ro1">
          <table:table-cell/>
          <table:table-cell table:style-name="ce1" table:number-columns-repeated="6"/>
          <table:table-cell table:number-columns-repeated="35"/>
          <table:table-cell table:style-name="ce1" table:number-columns-repeated="9"/>
          <table:table-cell table:number-columns-repeated="973"/>
        </table:table-row>
        <table:table-row table:style-name="ro1" table:number-rows-repeated="15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8">
          <table:table-cell table:number-columns-repeated="7"/>
          <table:table-cell table:style-name="ce4" table:number-columns-repeated="35"/>
          <table:table-cell table:number-columns-repeated="982"/>
        </table:table-row>
        <table:table-row table:style-name="ro1" table:number-rows-repeated="20">
          <table:table-cell table:number-columns-repeated="42"/>
          <table:table-cell table:style-name="ce1" table:number-columns-repeated="9"/>
          <table:table-cell table:number-columns-repeated="973"/>
        </table:table-row>
        <table:table-row table:style-name="ro1">
          <table:table-cell/>
          <table:table-cell table:style-name="ce1" table:number-columns-repeated="6"/>
          <table:table-cell table:number-columns-repeated="35"/>
          <table:table-cell table:style-name="ce1" table:number-columns-repeated="9"/>
          <table:table-cell table:number-columns-repeated="973"/>
        </table:table-row>
      </table:table>
      <table:table table:name="Sheet12" table:style-name="ta1">
        <table:table-column table:style-name="co1" table:number-columns-repeated="16" table:default-cell-style-name="ce1"/>
        <table:table-column table:style-name="co1" table:number-columns-repeated="15" table:default-cell-style-name="ce4"/>
        <table:table-column table:style-name="co1" table:number-columns-repeated="21" table:default-cell-style-name="ce1"/>
        <table:table-column table:style-name="co1" table:number-columns-repeated="972" table:default-cell-style-name="Default"/>
        <table:table-row table:style-name="ro1">
          <table:table-cell table:number-columns-repeated="16"/>
          <table:table-cell table:style-name="ce1" table:number-columns-repeated="15"/>
          <table:table-cell table:number-columns-repeated="993"/>
        </table:table-row>
        <table:table-row table:style-name="ro1" table:number-rows-repeated="13">
          <table:table-cell table:number-columns-repeated="31"/>
          <table:table-cell table:style-name="ce4" table:number-columns-repeated="20"/>
          <table:table-cell table:number-columns-repeated="973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16"/>
          <table:table-cell table:style-name="ce1" table:number-columns-repeated="15"/>
          <table:table-cell table:number-columns-repeated="993"/>
        </table:table-row>
      </table:table>
      <table:table table:name="Sheet10" table:style-name="ta1">
        <table:table-column table:style-name="co1" table:number-columns-repeated="52" table:default-cell-style-name="ce1"/>
        <table:table-column table:style-name="co1" table:number-columns-repeated="972" table:default-cell-style-name="Default"/>
        <table:table-row table:style-name="ro1">
          <table:table-cell table:number-columns-repeated="1024"/>
        </table:table-row>
        <table:table-row table:style-name="ro1" table:number-rows-repeated="13">
          <table:table-cell table:number-columns-repeated="42"/>
          <table:table-cell table:style-name="ce4" table:number-columns-repeated="9"/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16"/>
          <table:table-cell table:style-name="ce4" table:number-columns-repeated="15"/>
          <table:table-cell table:number-columns-repeated="99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1" table:style-name="ta1">
        <table:table-column table:style-name="co1" table:number-columns-repeated="52" table:default-cell-style-name="ce1"/>
        <table:table-column table:style-name="co1" table:number-columns-repeated="972" table:default-cell-style-name="Default"/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42"/>
          <table:table-cell table:style-name="ce2" table:number-columns-repeated="7"/>
          <table:table-cell table:style-name="ce3" table:number-columns-repeated="2"/>
          <table:table-cell table:number-columns-repeated="973"/>
        </table:table-row>
        <table:table-row table:style-name="ro1" table:number-rows-repeated="8">
          <table:table-cell/>
          <table:table-cell table:style-name="ce3" table:number-columns-repeated="13"/>
          <table:table-cell table:style-name="ce2" table:number-columns-repeated="8"/>
          <table:table-cell table:style-name="ce3" table:number-columns-repeated="6"/>
          <table:table-cell table:style-name="ce2" table:number-columns-repeated="8"/>
          <table:table-cell table:style-name="ce3" table:number-columns-repeated="13"/>
          <table:table-cell table:style-name="ce2" table:number-columns-repeated="2"/>
          <table:table-cell table:number-columns-repeated="973"/>
        </table:table-row>
        <table:table-row table:style-name="ro1" table:number-rows-repeated="11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9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</table:table>
      <table:table table:name="Sheet9" table:style-name="ta1">
        <table:table-column table:style-name="co1" table:number-columns-repeated="16" table:default-cell-style-name="ce1"/>
        <table:table-column table:style-name="co1" table:number-columns-repeated="12" table:default-cell-style-name="ce6"/>
        <table:table-column table:style-name="co1" table:number-columns-repeated="3" table:default-cell-style-name="ce5"/>
        <table:table-column table:style-name="co1" table:number-columns-repeated="21" table:default-cell-style-name="ce1"/>
        <table:table-column table:style-name="co1" table:number-columns-repeated="972" table:default-cell-style-name="Default"/>
        <table:table-row table:style-name="ro1">
          <table:table-cell table:number-columns-repeated="16"/>
          <table:table-cell table:style-name="ce1" table:number-columns-repeated="15"/>
          <table:table-cell table:number-columns-repeated="993"/>
        </table:table-row>
        <table:table-row table:style-name="ro1" table:number-rows-repeated="5">
          <table:table-cell table:number-columns-repeated="16"/>
          <table:table-cell table:style-name="ce5" table:number-columns-repeated="12"/>
          <table:table-cell table:style-name="ce6" table:number-columns-repeated="3"/>
          <table:table-cell table:style-name="ce5" table:number-columns-repeated="11"/>
          <table:table-cell table:style-name="ce6" table:number-columns-repeated="9"/>
          <table:table-cell table:number-columns-repeated="973"/>
        </table:table-row>
        <table:table-row table:style-name="ro1" table:number-rows-repeated="8">
          <table:table-cell table:number-columns-repeated="31"/>
          <table:table-cell table:style-name="ce6" table:number-columns-repeated="11"/>
          <table:table-cell table:style-name="ce5" table:number-columns-repeated="9"/>
          <table:table-cell table:number-columns-repeated="973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14">
          <table:table-cell table:number-columns-repeated="16"/>
          <table:table-cell table:style-name="ce5" table:number-columns-repeated="12"/>
          <table:table-cell table:style-name="ce6" table:number-columns-repeated="3"/>
          <table:table-cell table:number-columns-repeated="993"/>
        </table:table-row>
        <table:table-row table:style-name="ro1">
          <table:table-cell table:number-columns-repeated="16"/>
          <table:table-cell table:style-name="ce1" table:number-columns-repeated="15"/>
          <table:table-cell table:number-columns-repeated="993"/>
        </table:table-row>
      </table:table>
      <table:table table:name="Sheet13" table:style-name="ta1">
        <table:table-column table:style-name="co1" table:default-cell-style-name="ce1"/>
        <table:table-column table:style-name="co1" table:number-columns-repeated="6" table:default-cell-style-name="ce3"/>
        <table:table-column table:style-name="co1" table:number-columns-repeated="9" table:default-cell-style-name="ce4"/>
        <table:table-column table:style-name="co1" table:number-columns-repeated="12" table:default-cell-style-name="ce5"/>
        <table:table-column table:style-name="co1" table:number-columns-repeated="3" table:default-cell-style-name="ce6"/>
        <table:table-column table:style-name="co1" table:number-columns-repeated="20" table:default-cell-style-name="ce4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970" table:default-cell-style-name="Default"/>
        <table:table-row table:style-name="ro1">
          <table:table-cell/>
          <table:table-cell table:style-name="ce1" table:number-columns-repeated="50"/>
          <table:table-cell table:number-columns-repeated="973"/>
        </table:table-row>
        <table:table-row table:style-name="ro1" table:number-rows-repeated="5">
          <table:table-cell/>
          <table:table-cell table:style-name="ce4" table:number-columns-repeated="6"/>
          <table:table-cell table:number-columns-repeated="24"/>
          <table:table-cell table:style-name="ce5" table:number-columns-repeated="11"/>
          <table:table-cell table:style-name="ce7" table:number-columns-repeated="7"/>
          <table:table-cell table:style-name="ce8" table:number-columns-repeated="2"/>
          <table:table-cell table:number-columns-repeated="973"/>
        </table:table-row>
        <table:table-row table:style-name="ro1" table:number-rows-repeated="8">
          <table:table-cell/>
          <table:table-cell table:style-name="ce4" table:number-columns-repeated="6"/>
          <table:table-cell table:number-columns-repeated="9"/>
          <table:table-cell table:style-name="ce6" table:number-columns-repeated="12"/>
          <table:table-cell table:style-name="ce5" table:number-columns-repeated="3"/>
          <table:table-cell table:style-name="ce6" table:number-columns-repeated="11"/>
          <table:table-cell table:style-name="ce9" table:number-columns-repeated="7"/>
          <table:table-cell table:style-name="ce10" table:number-columns-repeated="2"/>
          <table:table-cell table:number-columns-repeated="973"/>
        </table:table-row>
        <table:table-row table:style-name="ro1" table:number-rows-repeated="2">
          <table:table-cell/>
          <table:table-cell table:style-name="ce4" table:number-columns-repeated="6"/>
          <table:table-cell table:number-columns-repeated="9"/>
          <table:table-cell table:style-name="ce6" table:number-columns-repeated="12"/>
          <table:table-cell table:style-name="ce5" table:number-columns-repeated="3"/>
          <table:table-cell table:number-columns-repeated="11"/>
          <table:table-cell table:style-name="ce2" table:number-columns-repeated="7"/>
          <table:table-cell table:style-name="ce3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3" table:number-columns-repeated="7"/>
          <table:table-cell table:style-name="ce2" table:number-columns-repeated="2"/>
          <table:table-cell table:style-name="ce7" table:number-columns-repeated="6"/>
          <table:table-cell table:style-name="ce8" table:number-columns-repeated="6"/>
          <table:table-cell table:style-name="ce9" table:number-columns-repeated="3"/>
          <table:table-cell table:style-name="ce2" table:number-columns-repeated="5"/>
          <table:table-cell table:style-name="ce3" table:number-columns-repeated="13"/>
          <table:table-cell table:style-name="ce2" table:number-columns-repeated="2"/>
          <table:table-cell table:number-columns-repeated="2"/>
          <table:table-cell office:value-type="string" calcext:value-type="string">
            <text:p>Solution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964"/>
        </table:table-row>
        <table:table-row table:style-name="ro1">
          <table:table-cell table:number-columns-repeated="7"/>
          <table:table-cell table:style-name="ce3" table:number-columns-repeated="7"/>
          <table:table-cell table:style-name="ce2" table:number-columns-repeated="2"/>
          <table:table-cell table:style-name="ce7" table:number-columns-repeated="6"/>
          <table:table-cell table:style-name="ce8" table:number-columns-repeated="6"/>
          <table:table-cell table:style-name="ce9" table:number-columns-repeated="3"/>
          <table:table-cell table:style-name="ce2" table:number-columns-repeated="5"/>
          <table:table-cell table:style-name="ce3" table:number-columns-repeated="13"/>
          <table:table-cell table:style-name="ce2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3" table:number-columns-repeated="7"/>
          <table:table-cell table:style-name="ce2" table:number-columns-repeated="2"/>
          <table:table-cell table:style-name="ce7" table:number-columns-repeated="6"/>
          <table:table-cell table:style-name="ce8" table:number-columns-repeated="6"/>
          <table:table-cell table:style-name="ce9" table:number-columns-repeated="3"/>
          <table:table-cell table:style-name="ce2" table:number-columns-repeated="5"/>
          <table:table-cell table:style-name="ce3" table:number-columns-repeated="13"/>
          <table:table-cell table:style-name="ce2" table:number-columns-repeated="2"/>
          <table:table-cell table:number-columns-repeated="2"/>
          <table:table-cell office:value-type="string" calcext:value-type="string">
            <text:p>Solution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965"/>
        </table:table-row>
        <table:table-row table:style-name="ro1">
          <table:table-cell table:number-columns-repeated="7"/>
          <table:table-cell table:style-name="ce3" table:number-columns-repeated="7"/>
          <table:table-cell table:style-name="ce2" table:number-columns-repeated="2"/>
          <table:table-cell table:style-name="ce7" table:number-columns-repeated="6"/>
          <table:table-cell table:style-name="ce8" table:number-columns-repeated="6"/>
          <table:table-cell table:style-name="ce9" table:number-columns-repeated="3"/>
          <table:table-cell table:style-name="ce2" table:number-columns-repeated="5"/>
          <table:table-cell table:style-name="ce3" table:number-columns-repeated="13"/>
          <table:table-cell table:style-name="ce2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3" table:number-columns-repeated="7"/>
          <table:table-cell table:style-name="ce2" table:number-columns-repeated="2"/>
          <table:table-cell table:style-name="ce7" table:number-columns-repeated="6"/>
          <table:table-cell table:style-name="ce8" table:number-columns-repeated="6"/>
          <table:table-cell table:style-name="ce9" table:number-columns-repeated="3"/>
          <table:table-cell table:style-name="ce2" table:number-columns-repeated="5"/>
          <table:table-cell table:style-name="ce3" table:number-columns-repeated="13"/>
          <table:table-cell table:style-name="ce2" table:number-columns-repeated="2"/>
          <table:table-cell table:number-columns-repeated="2"/>
          <table:table-cell office:value-type="string" calcext:value-type="string">
            <text:p>Solution1&amp;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1" table:number-rows-repeated="3">
          <table:table-cell table:number-columns-repeated="7"/>
          <table:table-cell table:style-name="ce3" table:number-columns-repeated="7"/>
          <table:table-cell table:style-name="ce2" table:number-columns-repeated="2"/>
          <table:table-cell table:style-name="ce7" table:number-columns-repeated="6"/>
          <table:table-cell table:style-name="ce8" table:number-columns-repeated="6"/>
          <table:table-cell table:style-name="ce9" table:number-columns-repeated="3"/>
          <table:table-cell table:style-name="ce2" table:number-columns-repeated="5"/>
          <table:table-cell table:style-name="ce3" table:number-columns-repeated="13"/>
          <table:table-cell table:style-name="ce2" table:number-columns-repeated="2"/>
          <table:table-cell table:number-columns-repeated="973"/>
        </table:table-row>
        <table:table-row table:style-name="ro1" table:number-rows-repeated="6">
          <table:table-cell/>
          <table:table-cell table:style-name="ce2" table:number-columns-repeated="6"/>
          <table:table-cell table:number-columns-repeated="9"/>
          <table:table-cell table:style-name="ce6" table:number-columns-repeated="12"/>
          <table:table-cell table:style-name="ce5" table:number-columns-repeated="3"/>
          <table:table-cell table:number-columns-repeated="993"/>
        </table:table-row>
        <table:table-row table:style-name="ro1" table:number-rows-repeated="5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" table:number-columns-repeated="50"/>
          <table:table-cell table:number-columns-repeated="973"/>
        </table:table-row>
      </table:table>
      <table:table table:name="Sheet14" table:style-name="ta1">
        <table:table-column table:style-name="co1" table:number-columns-repeated="52" table:default-cell-style-name="ce1"/>
        <table:table-column table:style-name="co1" table:number-columns-repeated="972" table:default-cell-style-name="Default"/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42"/>
          <table:table-cell table:style-name="ce7" table:number-columns-repeated="7"/>
          <table:table-cell table:style-name="ce8" table:number-columns-repeated="2"/>
          <table:table-cell table:number-columns-repeated="973"/>
        </table:table-row>
        <table:table-row table:style-name="ro1" table:number-rows-repeated="8">
          <table:table-cell table:number-columns-repeated="42"/>
          <table:table-cell table:style-name="ce9" table:number-columns-repeated="7"/>
          <table:table-cell table:style-name="ce10" table:number-columns-repeated="2"/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16"/>
          <table:table-cell table:style-name="ce7" table:number-columns-repeated="6"/>
          <table:table-cell table:style-name="ce8" table:number-columns-repeated="6"/>
          <table:table-cell table:style-name="ce9" table:number-columns-repeated="3"/>
          <table:table-cell table:number-columns-repeated="99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5" table:style-name="ta1">
        <table:table-column table:style-name="co1" table:number-columns-repeated="24" table:default-cell-style-name="ce1"/>
        <table:table-column table:style-name="co1" table:number-columns-repeated="27" table:default-cell-style-name="Default"/>
        <table:table-column table:style-name="co1" table:default-cell-style-name="ce1"/>
        <table:table-column table:style-name="co1" table:number-columns-repeated="972" table:default-cell-style-name="Default"/>
        <table:table-row table:style-name="ro1">
          <table:table-cell table:number-columns-repeated="24"/>
          <table:table-cell table:style-name="ce1" table:number-columns-repeated="27"/>
          <table:table-cell table:number-columns-repeated="97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17">
          <table:table-cell/>
          <table:table-cell table:style-name="Default" table:number-columns-repeated="23"/>
          <table:table-cell table:number-columns-repeated="1000"/>
        </table:table-row>
        <table:table-row table:style-name="ro1" table:number-rows-repeated="12">
          <table:table-cell table:number-columns-repeated="24"/>
          <table:table-cell table:style-name="ce1" table:number-columns-repeated="27"/>
          <table:table-cell table:number-columns-repeated="973"/>
        </table:table-row>
        <table:table-row table:style-name="ro1">
          <table:table-cell table:number-columns-repeated="24"/>
          <table:table-cell table:style-name="ce1" table:number-columns-repeated="27"/>
          <table:table-cell table:number-columns-repeated="973"/>
        </table:table-row>
      </table:table>
      <table:table table:name="Sheet16" table:style-name="ta1">
        <table:table-column table:style-name="co1" table:default-cell-style-name="ce1"/>
        <table:table-column table:style-name="co1" table:number-columns-repeated="9" table:default-cell-style-name="Default"/>
        <table:table-column table:style-name="co1" table:number-columns-repeated="42" table:default-cell-style-name="ce1"/>
        <table:table-column table:style-name="co1" table:number-columns-repeated="972" table:default-cell-style-name="Default"/>
        <table:table-row table:style-name="ro1">
          <table:table-cell/>
          <table:table-cell table:style-name="ce1" table:number-columns-repeated="9"/>
          <table:table-cell table:number-columns-repeated="1014"/>
        </table:table-row>
        <table:table-row table:style-name="ro1" table:number-rows-repeated="14">
          <table:table-cell table:number-columns-repeated="10"/>
          <table:table-cell table:style-name="Default" table:number-columns-repeated="14"/>
          <table:table-cell table:number-columns-repeated="1000"/>
        </table:table-row>
        <table:table-row table:style-name="ro1" table:number-rows-repeated="8">
          <table:table-cell table:number-columns-repeated="10"/>
          <table:table-cell table:style-name="Default" table:number-columns-repeated="41"/>
          <table:table-cell table:number-columns-repeated="97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table:style-name="ce1" table:number-columns-repeated="9"/>
          <table:table-cell table:number-columns-repeated="1014"/>
        </table:table-row>
      </table:table>
      <table:table table:name="Sheet17" table:style-name="ta1">
        <table:table-column table:style-name="co1" table:number-columns-repeated="24" table:default-cell-style-name="ce1"/>
        <table:table-column table:style-name="co1" table:number-columns-repeated="11" table:default-cell-style-name="ce5"/>
        <table:table-column table:style-name="co1" table:number-columns-repeated="16" table:default-cell-style-name="ce6"/>
        <table:table-column table:style-name="co1" table:default-cell-style-name="ce1"/>
        <table:table-column table:style-name="co1" table:number-columns-repeated="972" table:default-cell-style-name="Default"/>
        <table:table-row table:style-name="ro1">
          <table:table-cell table:number-columns-repeated="24"/>
          <table:table-cell table:style-name="ce1" table:number-columns-repeated="27"/>
          <table:table-cell table:number-columns-repeated="973"/>
        </table:table-row>
        <table:table-row table:style-name="ro1" table:number-rows-repeated="14">
          <table:table-cell table:number-columns-repeated="24"/>
          <table:table-cell table:style-name="ce6" table:number-columns-repeated="11"/>
          <table:table-cell table:style-name="ce5" table:number-columns-repeated="16"/>
          <table:table-cell table:number-columns-repeated="973"/>
        </table:table-row>
        <table:table-row table:style-name="ro1" table:number-rows-repeated="17">
          <table:table-cell/>
          <table:table-cell table:style-name="ce5" table:number-columns-repeated="23"/>
          <table:table-cell table:number-columns-repeated="1000"/>
        </table:table-row>
        <table:table-row table:style-name="ro1" table:number-rows-repeated="12">
          <table:table-cell table:number-columns-repeated="24"/>
          <table:table-cell table:style-name="ce1" table:number-columns-repeated="27"/>
          <table:table-cell table:number-columns-repeated="973"/>
        </table:table-row>
        <table:table-row table:style-name="ro1">
          <table:table-cell table:number-columns-repeated="24"/>
          <table:table-cell table:style-name="ce1" table:number-columns-repeated="27"/>
          <table:table-cell table:number-columns-repeated="973"/>
        </table:table-row>
      </table:table>
      <table:table table:name="Sheet18" table:style-name="ta1">
        <table:table-column table:style-name="co1" table:number-columns-repeated="52" table:default-cell-style-name="ce1"/>
        <table:table-column table:style-name="co1" table:number-columns-repeated="972" table:default-cell-style-name="Default"/>
        <table:table-row table:style-name="ro1" table:number-rows-repeated="15">
          <table:table-cell table:number-columns-repeated="1024"/>
        </table:table-row>
        <table:table-row table:style-name="ro1" table:number-rows-repeated="17">
          <table:table-cell/>
          <table:table-cell table:style-name="ce4" table:number-columns-repeated="34"/>
          <table:table-cell table:number-columns-repeated="98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9" table:style-name="ta1">
        <table:table-column table:style-name="co1" table:number-columns-repeated="52" table:default-cell-style-name="ce1"/>
        <table:table-column table:style-name="co1" table:number-columns-repeated="972" table:default-cell-style-name="Default"/>
        <table:table-row table:style-name="ro1" table:number-rows-repeated="15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33"/>
          <table:table-cell table:number-columns-repeated="990"/>
        </table:table-row>
        <table:table-row table:style-name="ro1" table:number-rows-repeated="9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0" table:style-name="ta1">
        <table:table-column table:style-name="co1" table:number-columns-repeated="52" table:default-cell-style-name="ce1"/>
        <table:table-column table:style-name="co1" table:number-columns-repeated="972" table:default-cell-style-name="Default"/>
        <table:table-row table:style-name="ro1" table:number-rows-repeated="15">
          <table:table-cell table:number-columns-repeated="1024"/>
        </table:table-row>
        <table:table-row table:style-name="ro1" table:number-rows-repeated="8">
          <table:table-cell/>
          <table:table-cell table:style-name="ce7" table:number-columns-repeated="9"/>
          <table:table-cell table:style-name="ce9" table:number-columns-repeated="10"/>
          <table:table-cell table:style-name="ce7" table:number-columns-repeated="7"/>
          <table:table-cell table:style-name="ce9" table:number-columns-repeated="7"/>
          <table:table-cell table:number-columns-repeated="990"/>
        </table:table-row>
        <table:table-row table:style-name="ro1" table:number-rows-repeated="9">
          <table:table-cell/>
          <table:table-cell table:style-name="ce9" table:number-columns-repeated="9"/>
          <table:table-cell table:number-columns-repeated="101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1" table:style-name="ta1">
        <table:table-column table:style-name="co1" table:default-cell-style-name="ce1"/>
        <table:table-column table:style-name="co1" table:number-columns-repeated="21" table:default-cell-style-name="ce4"/>
        <table:table-column table:style-name="co1" table:number-columns-repeated="6" table:default-cell-style-name="ce6"/>
        <table:table-column table:style-name="co1" table:number-columns-repeated="3" table:default-cell-style-name="ce4"/>
        <table:table-column table:style-name="co3" table:default-cell-style-name="ce4"/>
        <table:table-column table:style-name="co1" table:number-columns-repeated="19" table:default-cell-style-name="ce4"/>
        <table:table-column table:style-name="co1" table:default-cell-style-name="ce1"/>
        <table:table-column table:style-name="co1" table:number-columns-repeated="972" table:default-cell-style-name="Default"/>
        <table:table-row table:style-name="ro1">
          <table:table-cell/>
          <table:table-cell table:style-name="ce1" table:number-columns-repeated="50"/>
          <table:table-cell table:number-columns-repeated="973"/>
        </table:table-row>
        <table:table-row table:style-name="ro1" table:number-rows-repeated="5">
          <table:table-cell table:number-columns-repeated="22"/>
          <table:table-cell table:style-name="ce4" table:number-columns-repeated="6"/>
          <table:table-cell table:number-columns-repeated="996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1002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9"/>
          <table:table-cell table:style-name="Default" office:value-type="string" calcext:value-type="string">
            <text:p>Solution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table:number-columns-repeated="3"/>
          <table:table-cell table:number-columns-repeated="983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9"/>
          <table:table-cell table:style-name="Default" office:value-type="string" calcext:value-type="string">
            <text:p>“</text:p>
          </table:table-cell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983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9"/>
          <table:table-cell table:style-name="Default" office:value-type="string" calcext:value-type="string">
            <text:p>“</text:p>
          </table:table-cell>
          <table:table-cell table:style-name="Default" table:number-columns-repeated="6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983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9"/>
          <table:table-cell table:style-name="Default" office:value-type="string" calcext:value-type="string">
            <text:p>“</text:p>
          </table:table-cell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/>
          <table:table-cell table:number-columns-repeated="983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9"/>
          <table:table-cell table:style-name="Default" office:value-type="string" calcext:value-type="string">
            <text:p>“</text:p>
          </table:table-cell>
          <table:table-cell table:style-name="Default" table:number-columns-repeated="6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/>
          <table:table-cell table:number-columns-repeated="983"/>
        </table:table-row>
        <table:table-row table:style-name="ro1">
          <table:table-cell table:number-columns-repeated="16"/>
          <table:table-cell table:style-name="ce6" table:number-columns-repeated="4"/>
          <table:table-cell table:style-name="ce6" office:value-type="string" calcext:value-type="string">
            <text:p>SOLUTION 2</text:p>
          </table:table-cell>
          <table:table-cell table:style-name="ce6"/>
          <table:table-cell table:number-columns-repeated="9"/>
          <table:table-cell table:style-name="Default" table:number-columns-repeated="10"/>
          <table:table-cell table:number-columns-repeated="983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9"/>
          <table:table-cell table:style-name="Default" office:value-type="string" calcext:value-type="string">
            <text:p>Solution2</text:p>
          </table:table-cell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984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9"/>
          <table:table-cell table:style-name="Default" office:value-type="string" calcext:value-type="string">
            <text:p>“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9"/>
          <table:table-cell table:style-name="Default" office:value-type="string" calcext:value-type="string">
            <text:p>“</text:p>
          </table:table-cell>
          <table: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14"/>
          <table:table-cell table:style-name="ce2" table:number-columns-repeated="2"/>
          <table:table-cell table:style-name="ce7" table:number-columns-repeated="6"/>
          <table:table-cell table:number-columns-repeated="9"/>
          <table:table-cell office:value-type="string" calcext:value-type="string">
            <text:p>“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14"/>
          <table:table-cell table:style-name="ce2" table:number-columns-repeated="2"/>
          <table:table-cell table:style-name="ce7" table:number-columns-repeated="6"/>
          <table:table-cell table:number-columns-repeated="9"/>
          <table:table-cell office:value-type="string" calcext:value-type="string">
            <text:p>“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14"/>
          <table:table-cell table:style-name="ce2" table:number-columns-repeated="2"/>
          <table:table-cell table:style-name="ce7" table:number-columns-repeated="6"/>
          <table:table-cell table:number-columns-repeated="9"/>
          <table:table-cell office:value-type="string" calcext:value-type="string">
            <text:p>“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988"/>
        </table:table-row>
        <table:table-row table:style-name="ro1">
          <table:table-cell table:number-columns-repeated="14"/>
          <table:table-cell table:style-name="ce2" table:number-columns-repeated="2"/>
          <table:table-cell table:style-name="ce7" office:value-type="string" calcext:value-type="string">
            <text:p>SOLUTION 1</text:p>
          </table:table-cell>
          <table:table-cell table:style-name="ce7" table:number-columns-repeated="5"/>
          <table:table-cell table:number-columns-repeated="9"/>
          <table:table-cell office:value-type="string" calcext:value-type="string">
            <text:p>“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988"/>
        </table:table-row>
        <table:table-row table:style-name="ro1">
          <table:table-cell table:number-columns-repeated="14"/>
          <table:table-cell table:style-name="ce2" table:number-columns-repeated="2"/>
          <table:table-cell table:style-name="ce7" table:number-columns-repeated="6"/>
          <table:table-cell table:number-columns-repeated="9"/>
          <table:table-cell office:value-type="string" calcext:value-type="string">
            <text:p>“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988"/>
        </table:table-row>
        <table:table-row table:style-name="ro1">
          <table:table-cell table:number-columns-repeated="14"/>
          <table:table-cell table:style-name="ce2" table:number-columns-repeated="2"/>
          <table:table-cell table:style-name="ce7" table:number-columns-repeated="6"/>
          <table:table-cell table:number-columns-repeated="9"/>
          <table:table-cell office:value-type="string" calcext:value-type="string">
            <text:p>“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988"/>
        </table:table-row>
        <table:table-row table:style-name="ro1" table:number-rows-repeated="2">
          <table:table-cell table:number-columns-repeated="14"/>
          <table:table-cell table:style-name="ce2" table:number-columns-repeated="2"/>
          <table:table-cell table:style-name="ce7" table:number-columns-repeated="6"/>
          <table:table-cell table:number-columns-repeated="1002"/>
        </table:table-row>
        <table:table-row table:style-name="ro1">
          <table:table-cell table:number-columns-repeated="16"/>
          <table:table-cell table:style-name="ce6" table:number-columns-repeated="6"/>
          <table:table-cell table:number-columns-repeated="9"/>
          <table:table-cell table:style-name="Default" office:value-type="string" calcext:value-type="string">
            <text:p>Solution1&amp;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984"/>
        </table:table-row>
        <table:table-row table:style-name="ro1" table:number-rows-repeated="5">
          <table:table-cell table:number-columns-repeated="16"/>
          <table:table-cell table:style-name="ce6" table:number-columns-repeated="6"/>
          <table:table-cell table:number-columns-repeated="1002"/>
        </table:table-row>
        <table:table-row table:style-name="ro1" table:number-rows-repeated="14">
          <table:table-cell table:number-columns-repeated="22"/>
          <table:table-cell table:style-name="ce4" table:number-columns-repeated="6"/>
          <table:table-cell table:number-columns-repeated="996"/>
        </table:table-row>
        <table:table-row table:style-name="ro1">
          <table:table-cell/>
          <table:table-cell table:style-name="ce1" table:number-columns-repeated="50"/>
          <table:table-cell table:number-columns-repeated="9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0:50:05.910996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13:00:55.304282884</meta:creation-date>
    <dc:date>2022-11-11T11:12:07.922382417</dc:date>
    <meta:editing-duration>PT19M51S</meta:editing-duration>
    <meta:editing-cycles>2</meta:editing-cycles>
    <meta:generator>LibreOffice/6.4.7.2$Linux_X86_64 LibreOffice_project/40$Build-2</meta:generator>
    <meta:document-statistic meta:table-count="21" meta:cell-count="84" meta:object-count="0"/>
  </office:meta>
</office:document-meta>
</file>